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AA18BF80D4212529.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sine,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237cm"/>
    </style:style>
    <style:style style:name="gr3" style:family="graphic" style:parent-style-name="standard">
      <style:graphic-properties draw:stroke="none" draw:fill="none" fo:min-height="5.591cm"/>
    </style:style>
    <style:style style:name="gr4" style:family="graphic" style:parent-style-name="standard">
      <style:graphic-properties draw:stroke="none" draw:fill="none" fo:min-height="3.914cm"/>
    </style:style>
    <style:style style:name="gr5" style:family="graphic" style:parent-style-name="standard">
      <style:graphic-properties draw:stroke="none" draw:fill="none" fo:min-height="7.164cm"/>
    </style:style>
    <style:style style:name="gr6" style:family="graphic" style:parent-style-name="standard">
      <style:graphic-properties draw:stroke="none" draw:fill="none" fo:min-height="1.398cm"/>
    </style:style>
    <style:style style:name="gr7" style:family="graphic" style:parent-style-name="standard">
      <style:graphic-properties draw:stroke="none" draw:fill="none" fo:min-height="0.974cm"/>
    </style:style>
    <style:style style:name="gr8" style:family="graphic" style:parent-style-name="standard">
      <style:graphic-properties draw:stroke="none" draw:fill="none" fo:min-height="3.347cm"/>
    </style:style>
    <style:style style:name="gr9" style:family="graphic" style:parent-style-name="standard">
      <style:graphic-properties draw:stroke="none" draw:fill="none" fo:min-height="6.381cm"/>
    </style:style>
    <style:style style:name="gr10" style:family="graphic" style:parent-style-name="standard">
      <style:graphic-properties draw:stroke="none" draw:fill="none" fo:min-height="7.649cm"/>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draw:fill="none" fo:min-height="6.693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text-properties fo:font-size="32pt" style:font-size-asian="32pt" style:font-size-complex="32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P5" style:family="paragraph">
      <loext:graphic-properties draw:fill="none"/>
      <style:paragraph-properties fo:text-align="start"/>
      <style:text-properties style:font-name="Liberation Mono" fo:font-size="12pt" style:font-name-asian="Liberation Mono" style:font-size-asian="12pt" style:font-name-complex="Liberation Mono" style:font-size-complex="12pt"/>
    </style:style>
    <style:style style:name="P6" style:family="paragraph">
      <loext:graphic-properties draw:fill="none"/>
      <style:paragraph-properties fo:text-align="start"/>
      <style:text-properties style:font-name="Liberation Mono" fo:font-size="11pt" style:font-name-asian="Liberation Mono" style:font-size-asian="11pt" style:font-name-complex="Liberation Mono" style:font-size-complex="11pt"/>
    </style:style>
    <style:style style:name="P7" style:family="paragraph">
      <style:paragraph-properties fo:text-align="start"/>
      <style:text-properties style:font-name="Liberation Mono" fo:font-size="12pt" style:font-name-asian="Liberation Mono" style:font-size-asian="12pt" style:font-name-complex="Liberation Mono" style:font-size-complex="12pt"/>
    </style:style>
    <style:style style:name="P8" style:family="paragraph">
      <loext:graphic-properties draw:fill="none"/>
      <style:paragraph-properties fo:text-align="center"/>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style:font-name="Liberation Mono" fo:font-size="14pt" style:font-name-asian="Liberation Mono" style:font-size-asian="14pt" style:font-name-complex="Liberation Mono" style:font-size-complex="14pt"/>
    </style:style>
    <style:style style:name="T4" style:family="text">
      <style:text-properties style:font-name="Liberation Mono" fo:font-size="12pt" style:font-name-asian="Liberation Mono" style:font-size-asian="12pt" style:font-name-complex="Liberation Mono"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font-name="Liberation Mono" fo:font-size="11pt" style:font-name-asian="Liberation Mono" style:font-size-asian="11pt" style:font-name-complex="Liberation Mono" style:font-size-complex="11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text:span text:style-name="T1">Programação Concorrente em Java</text:span></text:p>
          </draw:text-box>
        </draw:frame>
        <draw:frame presentation:style-name="pr2" draw:text-style-name="P2" draw:layer="layout" svg:width="25.2cm" svg:height="9.134cm" svg:x="1.4cm" svg:y="3.8cm" presentation:class="subtitle">
          <draw:text-box>
            <text:p>Aula 06</text:p>
            <text:p/>
            <text:p><text:span text:style-name="T2">Segurança de Threads e Recursos Compartilhado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frame presentation:style-name="pr4" draw:layer="layout" svg:width="25.2cm" svg:height="9.134cm" svg:x="1.4cm" svg:y="3.8cm" presentation:class="outline">
          <draw:text-box>
            <text:list text:style-name="L2">
              <text:list-item>
                <text:p>Qualquer código seguro de ser acessado por várias threads é chamado de thread-safe.</text:p>
              </text:list-item>
              <text:list-item>
                <text:p>Se um código é thread-safe, então ele tem condição de corrida entre threads.</text:p>
              </text:list-item>
              <text:list-item>
                <text:p>Condições de corrida ocorrem quando múltiplas threads compartilham um mesmo recurso.</text:p>
              </text:list-item>
              <text:list-item>
                <text:p>Portanto, é muito importante conhecer quais recursos são compartilhados em um ambiente multi-thread.</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riáveis Locais</text:p>
          </draw:text-box>
        </draw:frame>
        <draw:frame presentation:style-name="pr4" draw:layer="layout" svg:width="25.2cm" svg:height="9.134cm" svg:x="1.4cm" svg:y="3.8cm" presentation:class="outline">
          <draw:text-box>
            <text:list text:style-name="L2">
              <text:list-item>
                <text:p>Variáveis locais são armazenadas na pilha de cada thread.</text:p>
              </text:list-item>
              <text:list-item>
                <text:p>Nunca são compartilhadas entre threads.</text:p>
              </text:list-item>
            </text:list>
          </draw:text-box>
        </draw:frame>
        <draw:frame draw:style-name="gr2" draw:text-style-name="P4" draw:layer="layout" svg:width="14.594cm" svg:height="2.487cm" svg:x="2.406cm" svg:y="8.356cm">
          <draw:text-box>
            <text:p text:style-name="P3"><text:span text:style-name="T3">public void someMethod(){</text:span></text:p>
            <text:p text:style-name="P3"><text:span text:style-name="T3"><text:s text:c="2"/></text:span><text:span text:style-name="T3">long threadSafeInt = 0;</text:span></text:p>
            <text:p text:style-name="P3"><text:span text:style-name="T3"><text:s text:c="2"/></text:span><text:span text:style-name="T3">threadSafeInt++;</text:span></text:p>
            <text:p text:style-name="P3"><text:span text:style-name="T3">}</text:span></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ências a objetos locais</text:p>
          </draw:text-box>
        </draw:frame>
        <draw:frame presentation:style-name="pr4" draw:layer="layout" svg:width="25.2cm" svg:height="9.134cm" svg:x="1.4cm" svg:y="3.8cm" presentation:class="outline">
          <draw:text-box>
            <text:list text:style-name="L2">
              <text:list-item>
                <text:p>A referência em si não é compartilhada.</text:p>
              </text:list-item>
              <text:list-item>
                <text:p>O objeto, no entanto, é armazenado numa heap compartilhada.</text:p>
              </text:list-item>
              <text:list-item>
                <text:p>Se um objeto criado localmente nunca escapa do método o qual foi criado, então ele é thread-safe.</text:p>
              </text:list-item>
              <text:list-item>
                <text:p>Você pode até passá-lo para outros métodos contanto que não passe para outras threads.</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ências a objetos locais</text:p>
          </draw:text-box>
        </draw:frame>
        <draw:frame draw:style-name="gr3" draw:text-style-name="P4" draw:layer="layout" svg:width="17.481cm" svg:height="5.841cm" svg:x="1.4cm" svg:y="4.4cm">
          <draw:text-box>
            <text:p text:style-name="P3"><text:span text:style-name="T3">public void someMethod(){</text:span></text:p>
            <text:p text:style-name="P3"><text:span text:style-name="T3"><text:s text:c="2"/></text:span><text:span text:style-name="T3">LocalObject localObject = new LocalObject();</text:span></text:p>
            <text:p text:style-name="P3"><text:span text:style-name="T3"><text:s text:c="2"/></text:span><text:span text:style-name="T3">localObject.callMethod();</text:span></text:p>
            <text:p text:style-name="P3"><text:span text:style-name="T3"><text:s text:c="2"/></text:span><text:span text:style-name="T3">method2(localObject);</text:span></text:p>
            <text:p text:style-name="P3"><text:span text:style-name="T3">}</text:span></text:p>
            <text:p text:style-name="P3"><text:span text:style-name="T3"/></text:p>
            <text:p text:style-name="P3"><text:span text:style-name="T3">public void method2(LocalObject localObject){</text:span></text:p>
            <text:p text:style-name="P3"><text:span text:style-name="T3"><text:s text:c="2"/></text:span><text:span text:style-name="T3">localObject.setValue("value");</text:span></text:p>
            <text:p text:style-name="P3"><text:span text:style-name="T3">}</text:span></text:p>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ências a objetos locais </text:p>
          </draw:text-box>
        </draw:frame>
        <draw:frame presentation:style-name="pr4" draw:layer="layout" svg:width="25.2cm" svg:height="9.134cm" svg:x="1.4cm" svg:y="3.8cm" presentation:class="outline">
          <draw:text-box>
            <text:list text:style-name="L2">
              <text:list-item>
                <text:p>The LocalObject instance in this example is not returned from the method, nor is it passed to any other objects that are accessible from outside the someMethod() method. Each thread executing the someMethod() method will create its own LocalObject instance and assign it to the localObject reference. Therefore the use of the LocalObject here is thread safe. </text:p>
              </text:list-item>
              <text:list-item>
                <text:p>In fact, the whole method someMethod() is thread safe. Even if the LocalObject instance is passed as parameter to other methods in the same class, or in other classes, the use of it is thread safe. </text:p>
              </text:list-item>
              <text:list-item>
                <text:p>The only exception is of course, if one of the methods called with the LocalObject as parameter, stores the LocalObject instance in a way that allows access to it from other threads. </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riáveis membros de objetos</text:p>
          </draw:text-box>
        </draw:frame>
        <draw:frame presentation:style-name="pr4" draw:layer="layout" svg:width="25.2cm" svg:height="9.134cm" svg:x="1.4cm" svg:y="3.8cm" presentation:class="outline">
          <draw:text-box>
            <text:list text:style-name="L2">
              <text:list-item>
                <text:p>São armazenadas dentro da heap do objeto. Logo, se duas threads chamam, na mesma instância do obejto, um método que atualiza essa variável, o método não é thread-safe.</text:p>
              </text:list-item>
            </text:list>
          </draw:text-box>
        </draw:frame>
        <draw:frame draw:style-name="gr4" draw:text-style-name="P4" draw:layer="layout" svg:width="14.862cm" svg:height="4.164cm" svg:x="2.538cm" svg:y="8.6cm">
          <draw:text-box>
            <text:p text:style-name="P3"><text:span text:style-name="T3">public class NotThreadSafe{</text:span></text:p>
            <text:p text:style-name="P3"><text:span text:style-name="T3"><text:s text:c="4"/></text:span><text:span text:style-name="T3">StringBuilder builder = new StringBuilder();</text:span></text:p>
            <text:p text:style-name="P3"><text:span text:style-name="T3"><text:s text:c="4"/></text:span><text:span text:style-name="T3">public add(String text){</text:span></text:p>
            <text:p text:style-name="P3"><text:span text:style-name="T3"><text:s text:c="8"/></text:span><text:span text:style-name="T3">this.builder.append(text);</text:span></text:p>
            <text:p text:style-name="P3"><text:span text:style-name="T3"><text:s text:c="4"/></text:span><text:span text:style-name="T3">}</text:span></text:p>
            <text:p text:style-name="P3"><text:span text:style-name="T3">}</text:span></text:p>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riáveis membros de objetos</text:p>
          </draw:text-box>
        </draw:frame>
        <draw:frame draw:style-name="gr5" draw:text-style-name="P5" draw:layer="layout" svg:width="17.21cm" svg:height="7.414cm" svg:x="1.59cm" svg:y="4.2cm">
          <draw:text-box>
            <text:p text:style-name="P3"><text:span text:style-name="T4">NotThreadSafe sharedInstance = new NotThreadSafe();</text:span></text:p>
            <text:p text:style-name="P3"><text:span text:style-name="T4">new Thread(new MyRunnable(sharedInstance)).start();</text:span></text:p>
            <text:p text:style-name="P3"><text:span text:style-name="T4">new Thread(new MyRunnable(sharedInstance)).start();</text:span></text:p>
            <text:p text:style-name="P3"><text:span text:style-name="T4"/></text:p>
            <text:p text:style-name="P3"><text:span text:style-name="T4">public class MyRunnable implements Runnable{</text:span></text:p>
            <text:p text:style-name="P3"><text:span text:style-name="T4"><text:s text:c="2"/></text:span><text:span text:style-name="T4">NotThreadSafe instance = null;</text:span></text:p>
            <text:p text:style-name="P3"><text:span text:style-name="T4"><text:s text:c="2"/></text:span><text:span text:style-name="T4">public MyRunnable(NotThreadSafe instance){</text:span></text:p>
            <text:p text:style-name="P3"><text:span text:style-name="T4"><text:s text:c="4"/></text:span><text:span text:style-name="T4">this.instance = instance;</text:span></text:p>
            <text:p text:style-name="P3"><text:span text:style-name="T4"><text:s text:c="2"/></text:span><text:span text:style-name="T4">}</text:span></text:p>
            <text:p text:style-name="P3"><text:span text:style-name="T4"><text:s text:c="2"/></text:span><text:span text:style-name="T4">public void run(){</text:span></text:p>
            <text:p text:style-name="P3"><text:span text:style-name="T4"><text:s text:c="4"/></text:span><text:span text:style-name="T4">this.instance.add("some text");</text:span></text:p>
            <text:p text:style-name="P3"><text:span text:style-name="T4"><text:s text:c="2"/></text:span><text:span text:style-name="T4">}</text:span></text:p>
            <text:p text:style-name="P3"><text:span text:style-name="T4">}</text:span></text:p>
          </draw:text-box>
        </draw:frame>
        <draw:frame draw:style-name="gr6" draw:text-style-name="P5" draw:layer="layout" svg:width="14.8cm" svg:height="1.648cm" svg:x="12.8cm" svg:y="13.2cm">
          <draw:text-box>
            <text:p text:style-name="P3"><text:span text:style-name="T4">new Thread(new MyRunnable(new NotThreadSafe())).start();</text:span></text:p>
            <text:p text:style-name="P3"><text:span text:style-name="T4">new Thread(new MyRunnable(new NotThreadSafe())).start();</text:span></text:p>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gra de escape de controle</text:p>
          </draw:text-box>
        </draw:frame>
        <draw:frame presentation:style-name="pr4" draw:layer="layout" svg:width="25.2cm" svg:height="9.134cm" svg:x="1.4cm" svg:y="3.8cm" presentation:class="outline">
          <draw:text-box>
            <text:list text:style-name="L2">
              <text:list-item>
                <text:p>Para determinar se o acesso a um determinado recurso pelo seu código é thread-safe, deve-se fazer a seguinte checagem:</text:p>
              </text:list-item>
              <text:list-item>
                <text:p><text:span text:style-name="T5">If a resource is created, used and disposed within the control of the same thread, and never escapes the control of this thread, the use of that resource is thread safe.</text:span></text:p>
                <text:list>
                  <text:list-item>
                    <text:p><text:span text:style-name="T6">Dispose</text:span><text:span text:style-name="T5"> = </text:span><text:span text:style-name="T6">tornar a referência ao objeto nula.</text:span></text:p>
                  </text:list-item>
                </text:list>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egra de escape de controle</text:p>
          </draw:text-box>
        </draw:frame>
        <draw:frame presentation:style-name="pr4" draw:layer="layout" svg:width="25.2cm" svg:height="9.134cm" svg:x="1.4cm" svg:y="3.8cm" presentation:class="outline">
          <draw:text-box>
            <text:list text:style-name="L2">
              <text:list-item>
                <text:p>Mesmo que dentro da thread, o uso do objeto seja seguro, caso o objeto aponte para um recurso compartilhado (arquivo ou banco de dados) a aplicação como um todo pode não ser thread-safe. Por exemplo:</text:p>
                <text:list>
                  <text:list-item>
                    <text:p>Thread 1 e Thread 2 ambas criam suas conexões com um banco de dados.</text:p>
                  </text:list-item>
                  <text:list-item>
                    <text:p>O usa de seus objetos de conexões, por cada thread é obviamente thread-safe.</text:p>
                  </text:list-item>
                  <text:list-item>
                    <text:p>No entanto, o uso do banco de dados, pode não ser thread-safe.</text:p>
                  </text:list-item>
                </text:list>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gra de escape de controle</text:p>
          </draw:text-box>
        </draw:frame>
        <draw:frame presentation:style-name="pr4" draw:layer="layout" svg:width="25.2cm" svg:height="9.134cm" svg:x="1.4cm" svg:y="3.8cm" presentation:class="outline">
          <draw:text-box>
            <text:list text:style-name="L2">
              <text:list-item>
                <text:p>Exemplo Bando de Dados</text:p>
                <text:list>
                  <text:list-item>
                    <text:p>Imagine o seguinte código executado por ambas as threads:</text:p>
                    <text:p/>
                    <text:p/>
                  </text:list-item>
                  <text:list-item>
                    <text:p>Se as duas threads executarem simultâneamente, o seguinte cenário pode acontecer:</text:p>
                    <text:p/>
                  </text:list-item>
                  <text:list-item>
                    <text:p>É importante destinguir se o objeto controlado pela thread é o recurso, ou se meramente <text:span text:style-name="T2">referencia </text:span><text:span text:style-name="T7">o recurso (no caso, o objeto conexão).</text:span></text:p>
                    <text:p/>
                    <text:list>
                      <text:list-header>
                        <text:p/>
                      </text:list-header>
                    </text:list>
                    <text:p/>
                  </text:list-item>
                </text:list>
              </text:list-item>
            </text:list>
          </draw:text-box>
        </draw:frame>
        <draw:frame draw:style-name="gr7" draw:text-style-name="P5" draw:layer="layout" svg:width="10.153cm" svg:height="1.224cm" svg:x="7.447cm" svg:y="6.076cm">
          <draw:text-box>
            <text:p text:style-name="P3"><text:span text:style-name="T4">check if record X exists</text:span></text:p>
            <text:p text:style-name="P3"><text:span text:style-name="T4">if not, insert record X</text:span></text:p>
          </draw:text-box>
        </draw:frame>
        <draw:frame draw:style-name="gr8" draw:text-style-name="P6" draw:layer="layout" svg:width="13.8cm" svg:height="3.597cm" svg:x="7.4cm" svg:y="9.1cm">
          <draw:text-box>
            <text:p text:style-name="P3"><text:span text:style-name="T8">Thread 1 checks if record X exists. Result = no</text:span></text:p>
            <text:p text:style-name="P3"><text:span text:style-name="T8">Thread 2 checks if record X exists. Result = no</text:span></text:p>
            <text:p text:style-name="P3"><text:span text:style-name="T8">Thread 1 inserts record X</text:span></text:p>
            <text:p text:style-name="P3"><text:span text:style-name="T8">Thread 2 inserts record X</text:span></text:p>
            <text:p text:style-name="P3"><text:span text:style-name="T8"/></text:p>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mutabilidade</text:p>
          </draw:text-box>
        </draw:frame>
        <draw:frame presentation:style-name="pr4" draw:layer="layout" svg:width="25.2cm" svg:height="9.134cm" svg:x="1.4cm" svg:y="3.8cm" presentation:class="outline">
          <draw:text-box>
            <text:list text:style-name="L2">
              <text:list-item>
                <text:p>Condição de corrida ocorre quando múltiplas threads querem <text:span text:style-name="T2">escrever </text:span><text:span text:style-name="T7">no recurso compartilhado.</text:span></text:p>
              </text:list-item>
              <text:list-item>
                <text:p><text:span text:style-name="T7">Operações de </text:span><text:span text:style-name="T2">leitura </text:span><text:span text:style-name="T7">não geram condições de corrida.</text:span></text:p>
              </text:list-item>
              <text:list-item>
                <text:p><text:span text:style-name="T7">Em Java é possível tornar o objeto imutável, ou seja, o valor do objeto não pode ser atualizado pelas threads que o compartilham.</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mutabilidade</text:p>
          </draw:text-box>
        </draw:frame>
        <draw:frame presentation:style-name="pr4" draw:layer="layout" svg:width="25.2cm" svg:height="9.134cm" svg:x="1.4cm" svg:y="3.8cm" presentation:class="outline">
          <draw:text-box>
            <text:list text:style-name="L2">
              <text:list-item>
                <text:p>Exemplo</text:p>
              </text:list-item>
            </text:list>
          </draw:text-box>
        </draw:frame>
        <draw:frame draw:style-name="gr9" draw:text-style-name="P5" draw:layer="layout" svg:width="11.51cm" svg:height="6.631cm" svg:x="1.59cm" svg:y="5.369cm">
          <draw:text-box>
            <text:p text:style-name="P7"><text:span text:style-name="T9">public class ImmutableValue{</text:span></text:p>
            <text:p text:style-name="P7"><text:span text:style-name="T9"/></text:p>
            <text:p text:style-name="P7"><text:span text:style-name="T9"><text:s text:c="2"/></text:span><text:span text:style-name="T9">private int value = 0;</text:span></text:p>
            <text:p text:style-name="P7"><text:span text:style-name="T9"><text:s text:c="2"/></text:span><text:span text:style-name="T9">public ImmutableValue(int value){</text:span></text:p>
            <text:p text:style-name="P7"><text:span text:style-name="T9"><text:s text:c="4"/></text:span><text:span text:style-name="T9">this.value = value;</text:span></text:p>
            <text:p text:style-name="P7"><text:span text:style-name="T9"><text:s text:c="2"/></text:span><text:span text:style-name="T9">}</text:span></text:p>
            <text:p text:style-name="P7"><text:span text:style-name="T9"/></text:p>
            <text:p text:style-name="P7"><text:span text:style-name="T9"><text:s text:c="2"/></text:span><text:span text:style-name="T9">public int getValue(){</text:span></text:p>
            <text:p text:style-name="P7"><text:span text:style-name="T9"><text:s text:c="4"/></text:span><text:span text:style-name="T9">return this.value;</text:span></text:p>
            <text:p text:style-name="P7"><text:span text:style-name="T9"><text:s text:c="2"/></text:span><text:span text:style-name="T9">}</text:span></text:p>
            <text:p text:style-name="P7"><text:span text:style-name="T9">}</text:span></text:p>
          </draw:text-box>
        </draw:frame>
        <draw:frame draw:style-name="gr10" draw:text-style-name="P5" draw:layer="layout" svg:width="15.4cm" svg:height="7.899cm" svg:x="13cm" svg:y="5.3cm">
          <draw:text-box>
            <text:p text:style-name="P7"><text:span text:style-name="T9">public class ImmutableValue{</text:span></text:p>
            <text:p text:style-name="P7"><text:span text:style-name="T9"><text:s text:c="2"/></text:span><text:span text:style-name="T9">private int value = 0;</text:span></text:p>
            <text:p text:style-name="P7"><text:span text:style-name="T9"><text:s text:c="2"/></text:span><text:span text:style-name="T9">public ImmutableValue(int value){</text:span></text:p>
            <text:p text:style-name="P7"><text:span text:style-name="T9"><text:s text:c="4"/></text:span><text:span text:style-name="T9">this.value = value;</text:span></text:p>
            <text:p text:style-name="P7"><text:span text:style-name="T9"><text:s text:c="2"/></text:span><text:span text:style-name="T9">}</text:span></text:p>
            <text:p text:style-name="P7"><text:span text:style-name="T9"><text:s text:c="2"/></text:span><text:span text:style-name="T9">public int getValue(){</text:span></text:p>
            <text:p text:style-name="P7"><text:span text:style-name="T9"><text:s text:c="4"/></text:span><text:span text:style-name="T9">return this.value;</text:span></text:p>
            <text:p text:style-name="P7"><text:span text:style-name="T9"><text:s text:c="2"/></text:span><text:span text:style-name="T9">}</text:span></text:p>
            <text:p text:style-name="P7"><text:span text:style-name="T9"><text:s text:c="2"/></text:span></text:p>
            <text:p text:style-name="P7"><text:span text:style-name="T9"><text:s text:c="2"/></text:span><text:span text:style-name="T10">public ImmutableValue add(int valueToAdd){</text:span></text:p>
            <text:p text:style-name="P7"><text:span text:style-name="T10"><text:s text:c="4"/></text:span><text:span text:style-name="T10">return new ImmutableValue(this.value + valueToAdd);</text:span></text:p>
            <text:p text:style-name="P7"><text:span text:style-name="T10"><text:s text:c="2"/></text:span><text:span text:style-name="T10">}</text:span></text:p>
            <text:p text:style-name="P7"><text:span text:style-name="T9"><text:s text:c="2"/></text:span></text:p>
            <text:p text:style-name="P7"><text:span text:style-name="T9">}</text:span></text:p>
          </draw:text-box>
        </draw:frame>
        <draw:line draw:style-name="gr11" draw:text-style-name="P8" draw:layer="layout" svg:x1="12.4cm" svg:y1="4.4cm" svg:x2="12.4cm" svg:y2="12.934cm">
          <text:p/>
        </draw:lin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hread Safety</text:p>
          </draw:text-box>
        </draw:frame>
        <draw:frame presentation:style-name="pr4" draw:layer="layout" svg:width="25.2cm" svg:height="9.134cm" svg:x="1.4cm" svg:y="3.8cm" presentation:class="outline" presentation:user-transformed="true">
          <draw:text-box>
            <text:list text:style-name="L2">
              <text:list-item>
                <text:p>A referência não é thread-safe! Mesmo um objeto imutável e, portanto, thread-safe, sua referência pode não ser.</text:p>
              </text:list-item>
            </text:list>
          </draw:text-box>
        </draw:frame>
        <draw:frame draw:style-name="gr12" draw:text-style-name="P5" draw:layer="layout" svg:width="16.956cm" svg:height="6.943cm" svg:x="5.944cm" svg:y="6.672cm">
          <draw:text-box>
            <text:p text:style-name="P7"><text:span text:style-name="T9">public class Calculator{</text:span></text:p>
            <text:p text:style-name="P7"><text:span text:style-name="T9"><text:s text:c="2"/></text:span><text:span text:style-name="T9">private ImmutableValue currentValue = null;</text:span></text:p>
            <text:p text:style-name="P7"><text:span text:style-name="T9"><text:s text:c="2"/></text:span><text:span text:style-name="T9">public ImmutableValue getValue(){</text:span></text:p>
            <text:p text:style-name="P7"><text:span text:style-name="T9"><text:s text:c="4"/></text:span><text:span text:style-name="T9">return currentValue;</text:span></text:p>
            <text:p text:style-name="P7"><text:span text:style-name="T9"><text:s text:c="2"/></text:span><text:span text:style-name="T9">}</text:span></text:p>
            <text:p text:style-name="P7"><text:span text:style-name="T9"><text:s text:c="2"/></text:span><text:span text:style-name="T9">public void setValue(ImmutableValue newValue){</text:span></text:p>
            <text:p text:style-name="P7"><text:span text:style-name="T9"><text:s text:c="4"/></text:span><text:span text:style-name="T9">this.currentValue = newValue;</text:span></text:p>
            <text:p text:style-name="P7"><text:span text:style-name="T9"><text:s text:c="2"/></text:span><text:span text:style-name="T9">}</text:span></text:p>
            <text:p text:style-name="P7"><text:span text:style-name="T9"><text:s text:c="2"/></text:span><text:span text:style-name="T9">public void add(int newValue){</text:span></text:p>
            <text:p text:style-name="P7"><text:span text:style-name="T9"><text:s text:c="4"/></text:span><text:span text:style-name="T9">this.currentValue = this.currentValue.add(newValue);</text:span></text:p>
            <text:p text:style-name="P7"><text:span text:style-name="T9"><text:s text:c="2"/></text:span><text:span text:style-name="T9">}</text:span></text:p>
            <text:p text:style-name="P7"><text:span text:style-name="T9">}</text:span></text:p>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hread Safety</text:p>
          </draw:text-box>
        </draw:frame>
        <draw:frame presentation:style-name="pr4" draw:layer="layout" svg:width="25.2cm" svg:height="9.134cm" svg:x="1.4cm" svg:y="3.8cm" presentation:class="outline">
          <draw:text-box>
            <text:list text:style-name="L2">
              <text:list-item>
                <text:p>A classe Calculator tem uma referência para uma instância do tipo ImmutableValue.</text:p>
              </text:list-item>
              <text:list-item>
                <text:p>É possível mudar essa mudar essa <text:span text:style-name="T2">referência </text:span><text:span text:style-name="T7">através </text:span><text:span text:style-name="T7">dos métodos add e setValue (como?).</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ências</text:p>
          </draw:text-box>
        </draw:frame>
        <draw:frame presentation:style-name="pr4" draw:layer="layout" svg:width="25.2cm" svg:height="9.134cm" svg:x="1.4cm" svg:y="3.8cm" presentation:class="outline">
          <draw:text-box>
            <text:list text:style-name="L2">
              <text:list-item>
                <text:p><text:a xlink:href="http://tutorials.jenkov.com/java-concurrency/thread-safety.html" xlink:type="simple">http://tutorials.jenkov.com/java-concurrency/thread-safety.html</text:a></text:p>
                <text:p/>
              </text:list-item>
            </text:list>
          </draw:text-box>
        </draw:frame>
        <presentation:notes draw:style-name="dp2">
          <draw:page-thumbnail draw:style-name="gr1"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Cousine,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14:09:27.996024559</meta:creation-date>
    <meta:editing-duration>PT2H15M4S</meta:editing-duration>
    <meta:editing-cycles>61</meta:editing-cycles>
    <meta:generator>LibreOffice/6.0.7.3$Linux_X86_64 LibreOffice_project/00m0$Build-3</meta:generator>
    <dc:title>Bright Blue</dc:title>
    <dc:date>2019-01-16T11:11:03.673658749</dc:date>
    <meta:document-statistic meta:object-count="95"/>
  </office:meta>
</office:document-meta>
</file>